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bjMixed.characters( char [ ] data , int start , int length , PropertyList pList , 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bjMixed.handleWhiteSpaceFor( FObjMixed fobj , FONode next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bjMixed.finalize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bjMixed.FObjMixed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Mixed.cha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bjMixed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bjMixed.addChildNode( FONode chi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bjMixed.flushText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ObjMixed.sendCharac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